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44620" table:style-name="ce6">
            <text:p>244.620</text:p>
          </table:table-cell>
          <table:table-cell office:value-type="float" office:value="6800" table:style-name="ce6">
            <text:p>6.800</text:p>
          </table:table-cell>
          <table:table-cell office:value-type="float" office:value="251420" table:style-name="ce6">
            <text:p>251.420</text:p>
          </table:table-cell>
          <table:table-cell office:value-type="float" office:value="209766" table:style-name="ce6">
            <text:p>209.766</text:p>
          </table:table-cell>
          <table:table-cell office:value-type="percentage" office:value="0.83432503380797074" table:style-name="ce11">
            <text:p>83,4%</text:p>
          </table:table-cell>
          <table:table-cell office:value-type="float" office:value="20846" table:style-name="ce6">
            <text:p>20.846</text:p>
          </table:table-cell>
          <table:table-cell office:value-type="date" office:date-value="2021-01-21T00:00:00" table:style-name="ce14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41265" table:style-name="ce8">
            <text:p>41.265</text:p>
          </table:table-cell>
          <table:table-cell office:value-type="float" office:value="1200" table:style-name="ce8">
            <text:p>1.200</text:p>
          </table:table-cell>
          <table:table-cell office:value-type="float" office:value="42465" table:style-name="ce8">
            <text:p>42.465</text:p>
          </table:table-cell>
          <table:table-cell office:value-type="float" office:value="41287" table:style-name="ce8">
            <text:p>41.287</text:p>
          </table:table-cell>
          <table:table-cell office:value-type="percentage" office:value="0.97225950782997761" table:style-name="ce12">
            <text:p>97,2%</text:p>
          </table:table-cell>
          <table:table-cell office:value-type="float" office:value="2165" table:style-name="ce8">
            <text:p>2.165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44195" table:style-name="ce8">
            <text:p>44.195</text:p>
          </table:table-cell>
          <table:table-cell office:value-type="float" office:value="1200" table:style-name="ce8">
            <text:p>1.200</text:p>
          </table:table-cell>
          <table:table-cell office:value-type="float" office:value="45395" table:style-name="ce8">
            <text:p>45.395</text:p>
          </table:table-cell>
          <table:table-cell office:value-type="float" office:value="41465" table:style-name="ce8">
            <text:p>41.465</text:p>
          </table:table-cell>
          <table:table-cell office:value-type="percentage" office:value="0.91342658883136907" table:style-name="ce12">
            <text:p>91,3%</text:p>
          </table:table-cell>
          <table:table-cell office:value-type="float" office:value="6851" table:style-name="ce8">
            <text:p>6.851</text:p>
          </table:table-cell>
          <table:table-cell office:value-type="date" office:date-value="2021-01-22T00:00:00" table:style-name="ce15">
            <text:p>22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2590" table:style-name="ce8">
            <text:p>22.590</text:p>
          </table:table-cell>
          <table:table-cell office:value-type="float" office:value="600" table:style-name="ce8">
            <text:p>600</text:p>
          </table:table-cell>
          <table:table-cell office:value-type="float" office:value="23190" table:style-name="ce8">
            <text:p>23.190</text:p>
          </table:table-cell>
          <table:table-cell office:value-type="float" office:value="20499" table:style-name="ce8">
            <text:p>20.499</text:p>
          </table:table-cell>
          <table:table-cell office:value-type="percentage" office:value="0.88395860284605432" table:style-name="ce12">
            <text:p>88,4%</text:p>
          </table:table-cell>
          <table:table-cell office:value-type="float" office:value="2660" table:style-name="ce8">
            <text:p>2.660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46185" table:style-name="ce8">
            <text:p>46.185</text:p>
          </table:table-cell>
          <table:table-cell office:value-type="float" office:value="1300" table:style-name="ce8">
            <text:p>1.300</text:p>
          </table:table-cell>
          <table:table-cell office:value-type="float" office:value="47485" table:style-name="ce8">
            <text:p>47.485</text:p>
          </table:table-cell>
          <table:table-cell office:value-type="float" office:value="47068" table:style-name="ce8">
            <text:p>47.068</text:p>
          </table:table-cell>
          <table:table-cell office:value-type="percentage" office:value="0.99121827945667051" table:style-name="ce12">
            <text:p>99,1%</text:p>
          </table:table-cell>
          <table:table-cell office:value-type="float" office:value="2865" table:style-name="ce8">
            <text:p>2.865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0625" table:style-name="ce8">
            <text:p>20.625</text:p>
          </table:table-cell>
          <table:table-cell office:value-type="float" office:value="500" table:style-name="ce8">
            <text:p>500</text:p>
          </table:table-cell>
          <table:table-cell office:value-type="float" office:value="21125" table:style-name="ce8">
            <text:p>21.125</text:p>
          </table:table-cell>
          <table:table-cell office:value-type="float" office:value="20462" table:style-name="ce8">
            <text:p>20.462</text:p>
          </table:table-cell>
          <table:table-cell office:value-type="percentage" office:value="0.96861538461538466" table:style-name="ce12">
            <text:p>96,9%</text:p>
          </table:table-cell>
          <table:table-cell office:value-type="float" office:value="241" table:style-name="ce8">
            <text:p>241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93315" table:style-name="ce8">
            <text:p>93.315</text:p>
          </table:table-cell>
          <table:table-cell office:value-type="float" office:value="2500" table:style-name="ce8">
            <text:p>2.500</text:p>
          </table:table-cell>
          <table:table-cell office:value-type="float" office:value="95815" table:style-name="ce8">
            <text:p>95.815</text:p>
          </table:table-cell>
          <table:table-cell office:value-type="float" office:value="86370" table:style-name="ce8">
            <text:p>86.370</text:p>
          </table:table-cell>
          <table:table-cell office:value-type="percentage" office:value="0.9014246203621562" table:style-name="ce12">
            <text:p>90,1%</text:p>
          </table:table-cell>
          <table:table-cell office:value-type="float" office:value="6060" table:style-name="ce8">
            <text:p>6.060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61875" table:style-name="ce8">
            <text:p>61.875</text:p>
          </table:table-cell>
          <table:table-cell office:value-type="float" office:value="1700" table:style-name="ce8">
            <text:p>1.700</text:p>
          </table:table-cell>
          <table:table-cell office:value-type="float" office:value="63575" table:style-name="ce8">
            <text:p>63.575</text:p>
          </table:table-cell>
          <table:table-cell office:value-type="float" office:value="57031" table:style-name="ce8">
            <text:p>57.031</text:p>
          </table:table-cell>
          <table:table-cell office:value-type="percentage" office:value="0.89706645694062126" table:style-name="ce12">
            <text:p>89,7%</text:p>
          </table:table-cell>
          <table:table-cell office:value-type="float" office:value="1593" table:style-name="ce8">
            <text:p>1.593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11220" table:style-name="ce8">
            <text:p>211.220</text:p>
          </table:table-cell>
          <table:table-cell office:value-type="float" office:value="5800" table:style-name="ce8">
            <text:p>5.800</text:p>
          </table:table-cell>
          <table:table-cell office:value-type="float" office:value="217020" table:style-name="ce8">
            <text:p>217.020</text:p>
          </table:table-cell>
          <table:table-cell office:value-type="float" office:value="173147" table:style-name="ce8">
            <text:p>173.147</text:p>
          </table:table-cell>
          <table:table-cell office:value-type="percentage" office:value="0.79783890885632658" table:style-name="ce12">
            <text:p>79,8%</text:p>
          </table:table-cell>
          <table:table-cell office:value-type="float" office:value="4101" table:style-name="ce8">
            <text:p>4.101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09000" table:style-name="ce8">
            <text:p>109.000</text:p>
          </table:table-cell>
          <table:table-cell office:value-type="float" office:value="2900" table:style-name="ce8">
            <text:p>2.900</text:p>
          </table:table-cell>
          <table:table-cell office:value-type="float" office:value="111900" table:style-name="ce8">
            <text:p>111.900</text:p>
          </table:table-cell>
          <table:table-cell office:value-type="float" office:value="103426" table:style-name="ce8">
            <text:p>103.426</text:p>
          </table:table-cell>
          <table:table-cell office:value-type="percentage" office:value="0.92427167113494191" table:style-name="ce12">
            <text:p>92,4%</text:p>
          </table:table-cell>
          <table:table-cell office:value-type="float" office:value="4139" table:style-name="ce8">
            <text:p>4.139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39275" table:style-name="ce8">
            <text:p>39.275</text:p>
          </table:table-cell>
          <table:table-cell office:value-type="float" office:value="1000" table:style-name="ce8">
            <text:p>1.000</text:p>
          </table:table-cell>
          <table:table-cell office:value-type="float" office:value="40275" table:style-name="ce8">
            <text:p>40.275</text:p>
          </table:table-cell>
          <table:table-cell office:value-type="float" office:value="32979" table:style-name="ce8">
            <text:p>32.979</text:p>
          </table:table-cell>
          <table:table-cell office:value-type="percentage" office:value="0.81884543761638728" table:style-name="ce12">
            <text:p>81,9%</text:p>
          </table:table-cell>
          <table:table-cell office:value-type="float" office:value="638" table:style-name="ce8">
            <text:p>638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66805" table:style-name="ce8">
            <text:p>66.805</text:p>
          </table:table-cell>
          <table:table-cell office:value-type="float" office:value="1800" table:style-name="ce8">
            <text:p>1.800</text:p>
          </table:table-cell>
          <table:table-cell office:value-type="float" office:value="68605" table:style-name="ce8">
            <text:p>68.605</text:p>
          </table:table-cell>
          <table:table-cell office:value-type="float" office:value="65394" table:style-name="ce8">
            <text:p>65.394</text:p>
          </table:table-cell>
          <table:table-cell office:value-type="percentage" office:value="0.95319583120763796" table:style-name="ce12">
            <text:p>95,3%</text:p>
          </table:table-cell>
          <table:table-cell office:value-type="float" office:value="7204" table:style-name="ce8">
            <text:p>7.204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1765" table:style-name="ce8">
            <text:p>11.765</text:p>
          </table:table-cell>
          <table:table-cell office:value-type="float" office:value="200" table:style-name="ce8">
            <text:p>200</text:p>
          </table:table-cell>
          <table:table-cell office:value-type="float" office:value="11965" table:style-name="ce8">
            <text:p>11.965</text:p>
          </table:table-cell>
          <table:table-cell office:value-type="float" office:value="8967" table:style-name="ce8">
            <text:p>8.967</text:p>
          </table:table-cell>
          <table:table-cell office:value-type="percentage" office:value="0.74943585457584627" table:style-name="ce12">
            <text:p>74,9%</text:p>
          </table:table-cell>
          <table:table-cell office:value-type="float" office:value="317" table:style-name="ce8">
            <text:p>317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171915" table:style-name="ce8">
            <text:p>171.915</text:p>
          </table:table-cell>
          <table:table-cell office:value-type="float" office:value="4700" table:style-name="ce8">
            <text:p>4.700</text:p>
          </table:table-cell>
          <table:table-cell office:value-type="float" office:value="176615" table:style-name="ce8">
            <text:p>176.615</text:p>
          </table:table-cell>
          <table:table-cell office:value-type="float" office:value="154778" table:style-name="ce8">
            <text:p>154.778</text:p>
          </table:table-cell>
          <table:table-cell office:value-type="percentage" office:value="0.87635818022251788" table:style-name="ce12">
            <text:p>87,6%</text:p>
          </table:table-cell>
          <table:table-cell office:value-type="float" office:value="2263" table:style-name="ce8">
            <text:p>2.263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45185" table:style-name="ce8">
            <text:p>45.185</text:p>
          </table:table-cell>
          <table:table-cell office:value-type="float" office:value="1200" table:style-name="ce8">
            <text:p>1.200</text:p>
          </table:table-cell>
          <table:table-cell office:value-type="float" office:value="46385" table:style-name="ce8">
            <text:p>46.385</text:p>
          </table:table-cell>
          <table:table-cell office:value-type="float" office:value="42261" table:style-name="ce8">
            <text:p>42.261</text:p>
          </table:table-cell>
          <table:table-cell office:value-type="percentage" office:value="0.91109194782796166" table:style-name="ce12">
            <text:p>91,1%</text:p>
          </table:table-cell>
          <table:table-cell office:value-type="float" office:value="2086" table:style-name="ce8">
            <text:p>2.086</text:p>
          </table:table-cell>
          <table:table-cell office:value-type="date" office:date-value="2021-01-22T00:00:00" table:style-name="ce15">
            <text:p>22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0625" table:style-name="ce8">
            <text:p>20.625</text:p>
          </table:table-cell>
          <table:table-cell office:value-type="float" office:value="500" table:style-name="ce8">
            <text:p>500</text:p>
          </table:table-cell>
          <table:table-cell office:value-type="float" office:value="21125" table:style-name="ce8">
            <text:p>21.125</text:p>
          </table:table-cell>
          <table:table-cell office:value-type="float" office:value="16310" table:style-name="ce8">
            <text:p>16.310</text:p>
          </table:table-cell>
          <table:table-cell office:value-type="percentage" office:value="0.77207100591715971" table:style-name="ce12">
            <text:p>77,2%</text:p>
          </table:table-cell>
          <table:table-cell office:value-type="float" office:value="807" table:style-name="ce8">
            <text:p>807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55980" table:style-name="ce8">
            <text:p>55.980</text:p>
          </table:table-cell>
          <table:table-cell office:value-type="float" office:value="1400" table:style-name="ce8">
            <text:p>1.400</text:p>
          </table:table-cell>
          <table:table-cell office:value-type="float" office:value="57380" table:style-name="ce8">
            <text:p>57.380</text:p>
          </table:table-cell>
          <table:table-cell office:value-type="float" office:value="41474" table:style-name="ce8">
            <text:p>41.474</text:p>
          </table:table-cell>
          <table:table-cell office:value-type="percentage" office:value="0.72279539909376089" table:style-name="ce12">
            <text:p>72,3%</text:p>
          </table:table-cell>
          <table:table-cell office:value-type="float" office:value="3044" table:style-name="ce8">
            <text:p>3.044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641" table:style-name="ce8">
            <text:p>1.641</text:p>
          </table:table-cell>
          <table:table-cell office:value-type="percentage" office:value="0.75275229357798168" table:style-name="ce12">
            <text:p>75,3%</text:p>
          </table:table-cell>
          <table:table-cell office:value-type="float" office:value="373" table:style-name="ce8">
            <text:p>373</text:p>
          </table:table-cell>
          <table:table-cell office:value-type="date" office:date-value="2021-01-21T00:00:00" table:style-name="ce15">
            <text:p>21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500" table:style-name="ce8">
            <text:p>1.500</text:p>
          </table:table-cell>
          <table:table-cell office:value-type="percentage" office:value="0.68807339449541283" table:style-name="ce12">
            <text:p>68,8%</text:p>
          </table:table-cell>
          <table:table-cell office:value-type="float" office:value="203" table:style-name="ce8">
            <text:p>203</text:p>
          </table:table-cell>
          <table:table-cell office:value-type="date" office:date-value="2021-01-20T00:00:00" table:style-name="ce16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310400" table:style-name="ce10">
            <text:p>1.310.400</text:p>
          </table:table-cell>
          <table:table-cell office:value-type="float" office:value="35700" table:style-name="ce10">
            <text:p>35.700</text:p>
          </table:table-cell>
          <table:table-cell office:value-type="float" office:value="1346100" table:style-name="ce10">
            <text:p>1.346.100</text:p>
          </table:table-cell>
          <table:table-cell office:value-type="float" office:value="1165825" table:style-name="ce10">
            <text:p>1.165.825</text:p>
          </table:table-cell>
          <table:table-cell office:value-type="percentage" office:value="0.86607607161429312" table:style-name="ce13">
            <text:p>86,6%</text:p>
          </table:table-cell>
          <table:table-cell office:value-type="float" office:value="68456" table:style-name="ce10">
            <text:p>68.456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22T15:14:32Z</dc:date>
  </office:meta>
</office:document-meta>
</file>